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1" svg:font-family="TakaoPGothic" style:font-family-generic="swiss"/>
    <style:font-face style:name="Untitled11" svg:font-family="Untitled1" style:font-pitch="fixed"/>
    <style:font-face style:name="Untitled1" svg:font-family="Untitled1" style:font-adornments="Regular" style:font-pitch="fixed"/>
    <style:font-face style:name="ltfont" svg:font-family="ltfont" style:font-pitch="fixed"/>
    <style:font-face style:name="Liberation Mono" svg:font-family="'Liberation Mono'" style:font-family-generic="modern" style:font-pitch="fixed"/>
    <style:font-face style:name="Linux Biolinum O" svg:font-family="'Linux Biolinum O'" style:font-pitch="variable"/>
    <style:font-face style:name="kardinal" svg:font-family="kardinal" style:font-pitch="variable"/>
    <style:font-face style:name="mInymeko" svg:font-family="mInymek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Gothic" svg:font-family="IPAGothic" style:font-family-generic="system" style:font-pitch="variable"/>
    <style:font-face style:name="IPAMincho" svg:font-family="IPAMincho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style:font-name="mInymeko" fo:font-size="48pt" officeooo:rsid="0004fb16" officeooo:paragraph-rsid="0004fb16" style:font-size-asian="42pt" style:font-size-complex="48pt"/>
    </style:style>
    <style:style style:name="P2" style:family="paragraph" style:parent-style-name="Standard">
      <style:text-properties style:font-name="mInymeko" fo:font-size="48pt" officeooo:rsid="000829a6" officeooo:paragraph-rsid="000829a6" style:font-size-asian="42pt" style:font-size-complex="48pt"/>
    </style:style>
    <style:style style:name="P3" style:family="paragraph" style:parent-style-name="Standard">
      <style:text-properties style:font-name="mInymeko" fo:font-size="48pt" officeooo:rsid="000bed8b" officeooo:paragraph-rsid="000bed8b" style:font-size-asian="42pt" style:font-size-complex="48pt"/>
    </style:style>
    <style:style style:name="P4" style:family="paragraph" style:parent-style-name="Standard">
      <style:text-properties style:font-name="mInymeko" fo:font-size="48pt" officeooo:rsid="000dd994" officeooo:paragraph-rsid="000dd994" style:font-size-asian="42pt" style:font-size-complex="48pt"/>
    </style:style>
    <style:style style:name="P5" style:family="paragraph" style:parent-style-name="Standard">
      <style:text-properties style:font-name="mInymeko" fo:font-size="48pt" officeooo:rsid="000f831f" officeooo:paragraph-rsid="000f831f" style:font-size-asian="42pt" style:font-size-complex="48pt"/>
    </style:style>
    <style:style style:name="P6" style:family="paragraph" style:parent-style-name="Standard">
      <style:text-properties style:font-name="mInymeko" fo:font-size="48pt" officeooo:rsid="000fc4fd" officeooo:paragraph-rsid="000fc4fd" style:font-size-asian="42pt" style:font-size-complex="48pt"/>
    </style:style>
    <style:style style:name="P7" style:family="paragraph" style:parent-style-name="Standard">
      <style:text-properties style:font-name="mInymeko" fo:font-size="48pt" officeooo:rsid="0011c2b2" officeooo:paragraph-rsid="000fc4fd" style:font-size-asian="42pt" style:font-size-complex="48pt"/>
    </style:style>
    <style:style style:name="P8" style:family="paragraph" style:parent-style-name="Standard">
      <style:text-properties style:font-name="mInymeko" fo:font-size="48pt" officeooo:rsid="0013d4e0" officeooo:paragraph-rsid="0013d4e0" style:font-size-asian="42pt" style:font-size-complex="48pt"/>
    </style:style>
    <style:style style:name="P9" style:family="paragraph" style:parent-style-name="Standard">
      <style:text-properties style:font-name="mInymeko" fo:font-size="48pt" officeooo:rsid="00149e2e" officeooo:paragraph-rsid="00149e2e" style:font-size-asian="42pt" style:font-size-complex="48pt"/>
    </style:style>
    <style:style style:name="P10" style:family="paragraph" style:parent-style-name="Standard">
      <style:text-properties style:font-name="mInymeko" fo:font-size="48pt" officeooo:rsid="00149e2e" officeooo:paragraph-rsid="0018c625" style:font-size-asian="42pt" style:font-size-complex="48pt"/>
    </style:style>
    <style:style style:name="P11" style:family="paragraph" style:parent-style-name="Standard">
      <style:text-properties style:font-name="mInymeko" fo:font-size="48pt" officeooo:rsid="0019d719" officeooo:paragraph-rsid="0019d719" style:font-size-asian="42pt" style:font-size-complex="48pt"/>
    </style:style>
    <style:style style:name="P12" style:family="paragraph" style:parent-style-name="Standard">
      <style:text-properties style:font-name="mInymeko" fo:font-size="48pt" officeooo:rsid="001b557e" officeooo:paragraph-rsid="001b557e" style:font-size-asian="42pt" style:font-size-complex="48pt"/>
    </style:style>
    <style:style style:name="P13" style:family="paragraph" style:parent-style-name="Standard">
      <style:text-properties style:font-name="Liberation Mono" fo:font-size="48pt" officeooo:rsid="00149e2e" officeooo:paragraph-rsid="0018c625" style:font-size-asian="42pt" style:font-size-complex="48pt"/>
    </style:style>
    <style:style style:name="P14" style:family="paragraph" style:parent-style-name="Standard">
      <style:paragraph-properties fo:margin-top="0cm" fo:margin-bottom="0cm" loext:contextual-spacing="false" fo:line-height="100%" style:writing-mode="page"/>
      <style:text-properties style:font-name="ltfont" fo:font-size="48pt" officeooo:rsid="00202e2f" officeooo:paragraph-rsid="00202e2f" style:font-size-asian="42pt" style:font-size-complex="48pt"/>
    </style:style>
    <style:style style:name="P15" style:family="paragraph" style:parent-style-name="Standard">
      <style:paragraph-properties fo:margin-top="0cm" fo:margin-bottom="0cm" loext:contextual-spacing="false" fo:line-height="100%" style:writing-mode="page"/>
      <style:text-properties style:font-name="ltfont" fo:font-size="48pt" officeooo:rsid="0021f1ca" officeooo:paragraph-rsid="0021f1ca" style:font-size-asian="42pt" style:font-size-complex="48pt"/>
    </style:style>
    <style:style style:name="P16" style:family="paragraph" style:parent-style-name="Standard">
      <style:paragraph-properties fo:margin-top="0cm" fo:margin-bottom="0cm" loext:contextual-spacing="false" fo:line-height="100%" style:writing-mode="page"/>
      <style:text-properties style:font-name="ltfont" fo:font-size="48pt" officeooo:rsid="0022e3f7" officeooo:paragraph-rsid="0041318e" style:font-size-asian="42pt" style:font-size-complex="48pt"/>
    </style:style>
    <style:style style:name="P17" style:family="paragraph" style:parent-style-name="Standard">
      <style:paragraph-properties fo:margin-top="0cm" fo:margin-bottom="0cm" loext:contextual-spacing="false" fo:line-height="100%" style:writing-mode="page"/>
      <style:text-properties style:font-name="ltfont" fo:font-size="48pt" officeooo:rsid="0022e3f7" officeooo:paragraph-rsid="0045b4a0" style:font-size-asian="42pt" style:font-size-complex="48pt"/>
    </style:style>
    <style:style style:name="P18" style:family="paragraph" style:parent-style-name="Standard">
      <style:paragraph-properties fo:margin-top="0cm" fo:margin-bottom="0cm" loext:contextual-spacing="false" fo:line-height="100%" style:writing-mode="page"/>
      <style:text-properties style:font-name="ltfont" fo:font-size="48pt" officeooo:rsid="0026dacd" officeooo:paragraph-rsid="0026dacd" style:font-size-asian="42pt" style:font-size-complex="48pt"/>
    </style:style>
    <style:style style:name="P19" style:family="paragraph" style:parent-style-name="Standard">
      <style:paragraph-properties fo:margin-top="0cm" fo:margin-bottom="0cm" loext:contextual-spacing="false" fo:line-height="100%" style:border-line-width-bottom="0.026cm 0.026cm 0.088cm" fo:padding-left="0cm" fo:padding-right="0cm" fo:padding-top="0cm" fo:padding-bottom="0.074cm" fo:border-left="none" fo:border-right="none" fo:border-top="none" fo:border-bottom="4pt double #000000" style:writing-mode="page" style:join-border="false"/>
      <style:text-properties style:font-name="ltfont" fo:font-size="48pt" officeooo:rsid="003cc7b7" officeooo:paragraph-rsid="003cc7b7" style:font-size-asian="42pt" style:font-size-complex="48pt"/>
    </style:style>
    <style:style style:name="P20" style:family="paragraph" style:parent-style-name="Standard">
      <style:paragraph-properties fo:margin-top="0cm" fo:margin-bottom="0cm" loext:contextual-spacing="false" fo:line-height="100%" style:border-line-width-bottom="0.026cm 0.026cm 0.088cm" fo:padding-left="0cm" fo:padding-right="0cm" fo:padding-top="0cm" fo:padding-bottom="0.074cm" fo:border-left="none" fo:border-right="none" fo:border-top="none" fo:border-bottom="4pt double #000000" style:writing-mode="page" style:join-border="false"/>
      <style:text-properties style:font-name="ltfont" fo:font-size="48pt" officeooo:rsid="003d9488" officeooo:paragraph-rsid="003d9488" style:font-size-asian="42pt" style:font-size-complex="48pt"/>
    </style:style>
    <style:style style:name="P21" style:family="paragraph" style:parent-style-name="Standard">
      <style:paragraph-properties fo:margin-top="0cm" fo:margin-bottom="0cm" loext:contextual-spacing="false" fo:line-height="100%" style:border-line-width-bottom="0.026cm 0.026cm 0.088cm" fo:padding-left="0cm" fo:padding-right="0cm" fo:padding-top="0cm" fo:padding-bottom="0.074cm" fo:border-left="none" fo:border-right="none" fo:border-top="none" fo:border-bottom="4pt double #000000" style:writing-mode="page" style:join-border="false"/>
      <style:text-properties style:font-name="ltfont" fo:font-size="48pt" officeooo:rsid="003d9488" officeooo:paragraph-rsid="0026dacd" style:font-size-asian="42pt" style:font-size-complex="48pt"/>
    </style:style>
    <style:style style:name="P22" style:family="paragraph" style:parent-style-name="Standard">
      <style:paragraph-properties fo:margin-top="0cm" fo:margin-bottom="0cm" loext:contextual-spacing="false" fo:line-height="100%" style:border-line-width-bottom="0.026cm 0.026cm 0.088cm" fo:padding-left="0cm" fo:padding-right="0cm" fo:padding-top="0cm" fo:padding-bottom="0.074cm" fo:border-left="none" fo:border-right="none" fo:border-top="none" fo:border-bottom="4pt double #000000" style:writing-mode="page" style:join-border="false"/>
      <style:text-properties style:font-name="Linux Biolinum O" fo:font-size="48pt" officeooo:rsid="004015b6" officeooo:paragraph-rsid="004015b6" style:font-size-asian="42pt" style:font-size-complex="48pt"/>
    </style:style>
    <style:style style:name="T1" style:family="text">
      <style:text-properties officeooo:rsid="000829a6"/>
    </style:style>
    <style:style style:name="T2" style:family="text">
      <style:text-properties officeooo:rsid="000f831f"/>
    </style:style>
    <style:style style:name="T3" style:family="text">
      <style:text-properties officeooo:rsid="0010ecce"/>
    </style:style>
    <style:style style:name="T4" style:family="text">
      <style:text-properties officeooo:rsid="0014ff76"/>
    </style:style>
    <style:style style:name="T5" style:family="text">
      <style:text-properties style:text-overline-style="solid" style:text-overline-width="auto" style:text-overline-color="font-color" loext:shadow="none"/>
    </style:style>
    <style:style style:name="T6" style:family="text">
      <style:text-properties officeooo:rsid="0020857a"/>
    </style:style>
    <style:style style:name="T7" style:family="text">
      <style:text-properties officeooo:rsid="002467ac"/>
    </style:style>
    <style:style style:name="T8" style:family="text">
      <style:text-properties officeooo:rsid="0024caab"/>
    </style:style>
    <style:style style:name="T9" style:family="text">
      <style:text-properties officeooo:rsid="0025d62d"/>
    </style:style>
    <style:style style:name="T10" style:family="text">
      <style:text-properties officeooo:rsid="0028bfef"/>
    </style:style>
    <style:style style:name="T11" style:family="text">
      <style:text-properties officeooo:rsid="003cfca5"/>
    </style:style>
    <style:style style:name="T12" style:family="text">
      <style:text-properties style:font-name="ltfont"/>
    </style:style>
    <style:style style:name="T13" style:family="text">
      <style:text-properties style:font-name="ltfont" officeooo:rsid="0024caab"/>
    </style:style>
    <style:style style:name="T14" style:family="text">
      <style:text-properties style:font-name="ltfont" officeooo:rsid="002467ac"/>
    </style:style>
    <style:style style:name="T15" style:family="text">
      <style:text-properties style:font-name="ltfont" officeooo:rsid="0025d62d"/>
    </style:style>
    <style:style style:name="T16" style:family="text">
      <style:text-properties style:font-name="ltfont" officeooo:rsid="003d9488"/>
    </style:style>
    <style:style style:name="T17" style:family="text">
      <style:text-properties officeooo:rsid="003d9488"/>
    </style:style>
    <style:style style:name="T18" style:family="text">
      <style:text-properties style:font-name="kardinal" officeooo:rsid="0041318e"/>
    </style:style>
    <style:style style:name="T19" style:family="text">
      <style:text-properties style:text-position="super 58%" style:font-name="kardinal" officeooo:rsid="0041318e"/>
    </style:style>
    <style:style style:name="T20" style:family="text">
      <style:text-properties style:text-position="0% 100%" style:font-name="kardinal" officeooo:rsid="0041318e"/>
    </style:style>
    <style:style style:name="T21" style:family="text">
      <style:text-properties style:text-position="0% 100%" style:font-name="Linux Biolinum O" officeooo:rsid="0041318e"/>
    </style:style>
    <style:style style:name="T22" style:family="text">
      <style:text-properties style:text-position="0% 100%" style:font-name="Linux Biolinum O" fo:font-style="italic" officeooo:rsid="0041318e" style:font-style-asian="italic" style:font-style-complex="italic"/>
    </style:style>
    <style:style style:name="T23" style:family="text">
      <style:text-properties style:text-position="0% 100%" style:font-name="Linux Biolinum O" fo:font-size="24pt" fo:font-style="italic" officeooo:rsid="0045b4a0" style:font-size-asian="21pt" style:font-style-asian="italic" style:font-size-complex="24pt" style:font-style-complex="italic"/>
    </style:style>
    <style:style style:name="T24" style:family="text">
      <style:text-properties style:text-position="0% 100%" style:font-name="Linux Biolinum O" fo:font-size="24pt" fo:font-style="italic" officeooo:rsid="00468f0c" style:font-size-asian="21pt" style:font-style-asian="italic" style:font-size-complex="24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</text:span>ruhwI</text:p>
      <text:p text:style-name="P1"/>
      <text:p text:style-name="P2">u</text:p>
      <text:p text:style-name="P2">uruhwI</text:p>
      <text:p text:style-name="P2"/>
      <text:p text:style-name="P3">tEkes vane seGe</text:p>
      <text:p text:style-name="P3"/>
      <text:p text:style-name="P4">Dr<text:span text:style-name="T2">aHyl rase</text:span></text:p>
      <text:p text:style-name="P4"/>
      <text:p text:style-name="P5">mevu sunuheke</text:p>
      <text:p text:style-name="P5"/>
      <text:p text:style-name="P5">tanek lenetakikaDu<text:span text:style-name="T3">Ta</text:span></text:p>
      <text:p text:style-name="P5"/>
      <text:p text:style-name="P6"><text:soft-page-break/></text:p>
      <text:p text:style-name="P7">zanys Narku zArerul vemtelra</text:p>
      <text:p text:style-name="P7"/>
      <text:p text:style-name="P8">kEl klenukjUtro</text:p>
      <text:p text:style-name="P8"/>
      <text:p text:style-name="P9"><text:span text:style-name="T5">sandjAgovek</text:span> <text:span text:style-name="T4">kaselkAl nAxhalde [49 mene rilve]</text:span></text:p>
      <text:p text:style-name="P9"/>
      <text:p text:style-name="P13"><text:span text:style-name="T5">sandjAgovek</text:span> <text:span text:style-name="T4">kaselkAl nAxhalde [49 mene rilve]</text:span></text:p>
      <text:p text:style-name="P10"/>
      <text:p text:style-name="P11"><text:soft-page-break/>samansa/tSEryl</text:p>
      <text:p text:style-name="P11"/>
      <text:p text:style-name="P12">teseraktukat</text:p>
      <text:p text:style-name="P12"/>
      <text:p text:style-name="P14">MARECK SUCKS <text:span text:style-name="T6">DICK</text:span></text:p>
      <text:p text:style-name="P14"/>
      <text:p text:style-name="P15">SEREN ARBAZARD</text:p>
      <text:p text:style-name="P15"/>
      <text:p text:style-name="P16"><text:span text:style-name="T8">TX</text:span>xaLKxaTMxi<text:span text:style-name="T17">1</text:span> Me Ni, XNiiVLe6 P<text:span text:style-name="T7">Q</text:span>ua<text:span text:style-name="T9">PR</text:span>va.</text:p>
      <text:p text:style-name="P17"><text:span text:style-name="T18">txalkatmi1 me ni, xini.el6 pun</text:span><text:span text:style-name="T19">g</text:span><text:span text:style-name="T20">apo</text:span><text:span text:style-name="T19">e</text:span><text:span text:style-name="T20">-ra.</text:span></text:p>
      <text:p text:style-name="P17"><text:span text:style-name="T24">t</text:span><text:span text:style-name="T23">šalkatmi1 me ni, šini’el puŋapë-ra.</text:span><text:line-break/></text:p>
      <text:p text:style-name="P18"><text:soft-page-break/>OOOOOOOOO<text:span text:style-name="T10">OA|A|~SSSSSSS|S|</text:span></text:p>
      <text:p text:style-name="P22">Lek-Tsaro’s script is getting more intense</text:p>
      <text:p text:style-name="P21"/>
      <text:p text:style-name="P19">F<text:span text:style-name="T11">azeAzeAzeGaaGaa</text:span></text:p>
      <text:p text:style-name="P19"/>
      <text:p text:style-name="P19"/>
      <text:p text:style-name="P19"/>
      <text:p text:style-name="P19"/>
      <text:p text:style-name="P20">SaaSaaSTaaSTaaTSaaTSaa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PGothic1" svg:font-family="TakaoPGothic" style:font-family-generic="swiss"/>
    <style:font-face style:name="Untitled11" svg:font-family="Untitled1" style:font-pitch="fixed"/>
    <style:font-face style:name="Untitled1" svg:font-family="Untitled1" style:font-adornments="Regular" style:font-pitch="fixed"/>
    <style:font-face style:name="ltfont" svg:font-family="ltfont" style:font-pitch="fixed"/>
    <style:font-face style:name="Liberation Mono" svg:font-family="'Liberation Mono'" style:font-family-generic="modern" style:font-pitch="fixed"/>
    <style:font-face style:name="Linux Biolinum O" svg:font-family="'Linux Biolinum O'" style:font-pitch="variable"/>
    <style:font-face style:name="kardinal" svg:font-family="kardinal" style:font-pitch="variable"/>
    <style:font-face style:name="mInymeko" svg:font-family="mInymek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Gothic" svg:font-family="IPAGothic" style:font-family-generic="system" style:font-pitch="variable"/>
    <style:font-face style:name="IPAMincho" svg:font-family="IPAMincho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IPAMincho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IPAMincho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Untitled1" fo:font-family="Untitled1" style:font-style-name="Regular" style:font-pitch="fixe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Gothic" style:font-family-asian="IPA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ウルヰ </meta:initial-creator>
    <meta:creation-date>2017-08-15T02:03:34.225794832</meta:creation-date>
    <dc:date>2017-10-23T21:41:36.130289648</dc:date>
    <dc:creator>ウルヰ </dc:creator>
    <meta:editing-duration>PT1H17M31S</meta:editing-duration>
    <meta:editing-cycles>61</meta:editing-cycles>
    <meta:generator>LibreOffice/5.3.1.2$Linux_X86_64 LibreOffice_project/30m0$Build-2</meta:generator>
    <meta:document-statistic meta:table-count="0" meta:image-count="0" meta:object-count="0" meta:page-count="4" meta:paragraph-count="22" meta:word-count="61" meta:character-count="482" meta:non-whitespace-character-count="442"/>
  </office:meta>
</office:document-meta>
</file>